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2.2965in"/>
    </style:style>
    <style:style style:name="co4" style:family="table-column">
      <style:table-column-properties fo:break-before="auto" style:column-width="1.4909in"/>
    </style:style>
    <style:style style:name="co5" style:family="table-column">
      <style:table-column-properties fo:break-before="auto" style:column-width="1.1646in"/>
    </style:style>
    <style:style style:name="co6" style:family="table-column">
      <style:table-column-properties fo:break-before="auto" style:column-width="1.27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font-weight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7" style:family="table-cell" style:parent-style-name="Default">
      <style:table-cell-properties fo:wrap-option="wrap"/>
      <style:text-properties fo:font-size="12pt" fo:font-weight="bold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104">
      <style:table-cell-properties fo:wrap-option="wrap"/>
      <style:text-properties fo:font-size="12pt" fo:font-weight="bold"/>
    </style:style>
    <style:style style:name="ce10" style:family="table-cell" style:parent-style-name="Default" style:data-style-name="N104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4" table:default-cell-style-name="ce10"/>
        <table:table-column table:style-name="co6" table:default-cell-style-name="ce6"/>
        <table:table-column table:style-name="co1" table:default-cell-style-name="ce8"/>
        <table:table-column table:style-name="co7" table:number-columns-repeated="1016" table:default-cell-style-name="ce8"/>
        <table:table-row table:style-name="ro1">
          <table:table-cell table:style-name="ce1" office:value-type="string" calcext:value-type="string">
            <text:p>Part Number</text:p>
          </table:table-cell>
          <table:table-cell table:style-name="ce5" office:value-type="string" calcext:value-type="string">
            <text:p>Number required per board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recommended source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Quantity price/per unit</text:p>
          </table:table-cell>
          <table:table-cell table:style-name="ce5" office:value-type="string" calcext:value-type="string">
            <text:p>Quantity for that price</text:p>
          </table:table-cell>
          <table:table-cell table:style-name="ce7" office:value-type="string" calcext:value-type="string">
            <text:p>Comments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OSTYK42104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os .375 “ pitch barrier stri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currency" office:currency="USD" office:value="0.67" calcext:value-type="currency">
            <text:p>$0.67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RS2A221MH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 Electrolytic polarized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34" calcext:value-type="currency">
            <text:p>$1.34</text:p>
          </table:table-cell>
          <table:table-cell office:value-type="currency" office:currency="USD" office:value="0.5004" calcext:value-type="currency">
            <text:p>$0.50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RM2512-JX-R100EL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1 ohm, 2 watt, 251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53" calcext:value-type="currency">
            <text:p>$0.53</text:p>
          </table:table-cell>
          <table:table-cell office:value-type="currency" office:currency="USD" office:value="0.1067" calcext:value-type="currency">
            <text:p>$0.11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1220-7622-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pin, right angle hea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67" calcext:value-type="currency">
            <text:p>$1.67</text:p>
          </table:table-cell>
          <table:table-cell office:value-type="currency" office:currency="USD" office:value="1.178" calcext:value-type="currency">
            <text:p>$1.18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8441AB-D-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icon Labs digital isola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1.8" calcext:value-type="currency">
            <text:p>$1.80</text:p>
          </table:table-cell>
          <table:table-cell office:value-type="currency" office:currency="USD" office:value="1.66" calcext:value-type="currency">
            <text:p>$1.6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0402JR-0775R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 ohm 040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13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M155R61A104KA01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 0402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4" calcext:value-type="currency">
            <text:p>$0.00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RM155R60J105KE19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, 6.3V, 0402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87" calcext:value-type="currency">
            <text:p>$0.01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RM2512-JX-R100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-pin, 1.” pitch jumper head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66" calcext:value-type="currency">
            <text:p>$0.07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0402JR-0739K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Kohm, 1/16 watt, 040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0402JR-07470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 ohm, 1/16 watt, 0402 resis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29" calcext:value-type="currency">
            <text:p>$0.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ST-C191KG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0603 LE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0864" calcext:value-type="currency">
            <text:p>$0.09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TST-C190KF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 0603 LE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6" calcext:value-type="currency">
            <text:p>$0.26</text:p>
          </table:table-cell>
          <table:table-cell office:value-type="currency" office:currency="USD" office:value="0.075" calcext:value-type="currency">
            <text:p>$0.08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TST-C191KR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 0603 LED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" calcext:value-type="currency">
            <text:p>$0.30</text:p>
          </table:table-cell>
          <table:table-cell office:value-type="currency" office:currency="USD" office:value="0.0864" calcext:value-type="currency">
            <text:p>$0.09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office:value-type="float" office:value="1814841" calcext:value-type="float">
            <text:p>18148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wo pin shrouded header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0.3056" calcext:value-type="currency">
            <text:p>$0.31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-30-0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in molex female, right angle, connec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97" calcext:value-type="currency">
            <text:p>$0.97</text:p>
          </table:table-cell>
          <table:table-cell office:value-type="currency" office:currency="USD" office:value="0.6658" calcext:value-type="currency">
            <text:p>$0.67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MK212B7224KG-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22uF, 0805 deramic capacito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26" calcext:value-type="currency">
            <text:p>$0.26</text:p>
          </table:table-cell>
          <table:table-cell office:value-type="currency" office:currency="USD" office:value="0.06345" calcext:value-type="currency">
            <text:p>$0.06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C0402JR-07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ohm, 0402 resister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36" calcext:value-type="currency">
            <text:p>$0.00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03A103KQ3NN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, 0201 ceramic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061" calcext:value-type="currency">
            <text:p>$0.01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21B473KCC5P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, 100V, 0805 cap</text:p>
          </table:table-cell>
          <table:table-cell office:value-type="string" calcext:value-type="string">
            <text:p>digikey.com</text:p>
          </table:table-cell>
          <table:table-cell office:value-type="currency" office:currency="USD" office:value="0.14" calcext:value-type="currency">
            <text:p>$0.14</text:p>
          </table:table-cell>
          <table:table-cell office:value-type="currency" office:currency="USD" office:value="0.047" calcext:value-type="currency">
            <text:p>$0.0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10T19:04:43.912432849</meta:creation-date>
    <dc:date>2015-08-10T20:36:37.646320713</dc:date>
    <dc:creator>Doug Coffland</dc:creator>
    <meta:editing-duration>PT45M28S</meta:editing-duration>
    <meta:editing-cycles>7</meta:editing-cycles>
    <meta:generator>LibreOffice/4.3.3.2$Linux_X86_64 LibreOffice_project/430m0$Build-2</meta:generator>
    <meta:document-statistic meta:table-count="1" meta:cell-count="148" meta:object-count="0"/>
  </office:meta>
</office:document-meta>
</file>